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6680000008D478C5BA3.png" manifest:media-type="image/png"/>
  <manifest:file-entry manifest:full-path="Pictures/100000010000065D000000834E6E5FE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iberation Sans1"/>
    </style:style>
    <style:style style:name="P2" style:family="paragraph" style:parent-style-name="Standard">
      <style:text-properties style:font-name="Liberation Sans1" style:text-underline-style="solid" style:text-underline-width="auto" style:text-underline-color="font-color" fo:font-weight="bold" officeooo:rsid="000bc375" officeooo:paragraph-rsid="000bc375" style:font-weight-asian="bold" style:font-weight-complex="bold"/>
    </style:style>
    <style:style style:name="P3" style:family="paragraph" style:parent-style-name="Subtitle">
      <style:text-properties style:font-name="Liberation Sans1"/>
    </style:style>
    <style:style style:name="P4" style:family="paragraph" style:parent-style-name="Standard">
      <style:text-properties style:font-name="Liberation Sans1" style:text-underline-style="none" fo:font-weight="normal" officeooo:rsid="000bc375" officeooo:paragraph-rsid="000bc375" style:font-weight-asian="normal" style:font-weight-complex="normal"/>
    </style:style>
    <style:style style:name="P5" style:family="paragraph" style:parent-style-name="Heading_20_1">
      <style:text-properties style:font-name="Liberation Sans1" officeooo:rsid="000bc375" officeooo:paragraph-rsid="000bc375"/>
    </style:style>
    <style:style style:name="P6" style:family="paragraph" style:parent-style-name="Text_20_body">
      <style:text-properties style:font-name="Liberation Sans1" officeooo:rsid="000bc375" officeooo:paragraph-rsid="000bc375"/>
    </style:style>
    <style:style style:name="P7" style:family="paragraph" style:parent-style-name="Heading_20_2">
      <style:text-properties officeooo:rsid="000bc375" officeooo:paragraph-rsid="000bc375"/>
    </style:style>
    <style:style style:name="P8" style:family="paragraph" style:parent-style-name="Text_20_body">
      <style:text-properties officeooo:rsid="000bc375" officeooo:paragraph-rsid="000bc375"/>
    </style:style>
    <style:style style:name="P9" style:family="paragraph" style:parent-style-name="Text_20_body" style:list-style-name="L1">
      <style:text-properties officeooo:rsid="000bc375" officeooo:paragraph-rsid="000bc375"/>
    </style:style>
    <style:style style:name="P10" style:family="paragraph" style:parent-style-name="Text_20_body">
      <style:text-properties officeooo:rsid="000d5fab" officeooo:paragraph-rsid="000d5fab"/>
    </style:style>
    <style:style style:name="P11" style:family="paragraph" style:parent-style-name="Text_20_body" style:list-style-name="L2">
      <style:text-properties officeooo:rsid="000d5fab" officeooo:paragraph-rsid="000d5fab"/>
    </style:style>
    <style:style style:name="P12" style:family="paragraph" style:parent-style-name="Heading_20_1">
      <style:text-properties officeooo:rsid="000f9775" officeooo:paragraph-rsid="000f9775"/>
    </style:style>
    <style:style style:name="P13" style:family="paragraph" style:parent-style-name="Text_20_body">
      <style:text-properties officeooo:rsid="000f9775" officeooo:paragraph-rsid="000f9775"/>
    </style:style>
    <style:style style:name="P14" style:family="paragraph" style:parent-style-name="Heading_20_2">
      <style:text-properties officeooo:rsid="000fd186" officeooo:paragraph-rsid="000fd186"/>
    </style:style>
    <style:style style:name="P15" style:family="paragraph" style:parent-style-name="Text_20_body">
      <style:text-properties officeooo:rsid="000fd186" officeooo:paragraph-rsid="000fd186"/>
    </style:style>
    <style:style style:name="P16" style:family="paragraph" style:parent-style-name="Heading_20_2">
      <style:text-properties officeooo:rsid="001033c4" officeooo:paragraph-rsid="001033c4"/>
    </style:style>
    <style:style style:name="P17" style:family="paragraph" style:parent-style-name="Text_20_body">
      <style:text-properties officeooo:rsid="001033c4" officeooo:paragraph-rsid="001033c4"/>
    </style:style>
    <style:style style:name="P18" style:family="paragraph" style:parent-style-name="Text_20_body">
      <style:text-properties officeooo:paragraph-rsid="001033c4"/>
    </style:style>
    <style:style style:name="P19" style:family="paragraph" style:parent-style-name="Text_20_body" style:list-style-name="L3">
      <style:text-properties officeooo:rsid="001033c4" officeooo:paragraph-rsid="001033c4"/>
    </style:style>
    <style:style style:name="P20" style:family="paragraph" style:parent-style-name="Heading_20_1">
      <style:text-properties officeooo:rsid="0013c809" officeooo:paragraph-rsid="0013c809"/>
    </style:style>
    <style:style style:name="P21" style:family="paragraph" style:parent-style-name="Text_20_body">
      <style:text-properties officeooo:rsid="0013c809" officeooo:paragraph-rsid="0013c809"/>
    </style:style>
    <style:style style:name="P22" style:family="paragraph" style:parent-style-name="Heading_20_2">
      <style:text-properties officeooo:rsid="0013c809" officeooo:paragraph-rsid="0013c809"/>
    </style:style>
    <style:style style:name="P23" style:family="paragraph" style:parent-style-name="Text_20_body">
      <style:text-properties style:font-name="Liberation Sans1" fo:font-weight="normal" officeooo:rsid="0013c809" officeooo:paragraph-rsid="0013c809" style:font-weight-asian="normal" style:font-weight-complex="normal"/>
    </style:style>
    <style:style style:name="P24" style:family="paragraph" style:parent-style-name="Text_20_body">
      <style:text-properties officeooo:rsid="0014635f" officeooo:paragraph-rsid="0014635f"/>
    </style:style>
    <style:style style:name="P25" style:family="paragraph" style:parent-style-name="Text_20_body">
      <style:text-properties style:font-name="Liberation Sans1" fo:font-weight="normal" officeooo:rsid="00149d96" officeooo:paragraph-rsid="00149d96" style:font-weight-asian="normal" style:font-weight-complex="normal"/>
    </style:style>
    <style:style style:name="P26" style:family="paragraph" style:parent-style-name="Text_20_body">
      <style:text-properties style:font-name="Liberation Mono" fo:font-weight="bold" officeooo:rsid="00149d96" officeooo:paragraph-rsid="00149d96" style:font-weight-asian="bold" style:font-weight-complex="bold"/>
    </style:style>
    <style:style style:name="T1" style:family="text">
      <style:text-properties officeooo:rsid="001a6f37"/>
    </style:style>
    <style:style style:name="T2" style:family="text">
      <style:text-properties officeooo:rsid="00122022"/>
    </style:style>
    <style:style style:name="T3" style:family="text">
      <style:text-properties style:font-name="Liberation Mono" fo:font-weight="bold" officeooo:rsid="00187566" style:font-weight-asian="bold" style:font-weight-complex="bold"/>
    </style:style>
    <style:style style:name="T4" style:family="text">
      <style:text-properties style:font-name="Liberation Mono" fo:font-weight="bold" style:font-weight-asian="bold" style:font-weight-complex="bold"/>
    </style:style>
    <style:style style:name="T5" style:family="text">
      <style:text-properties officeooo:rsid="000d5fab"/>
    </style:style>
    <style:style style:name="T6" style:family="text">
      <style:text-properties style:font-name="Liberation Mono" fo:font-weight="bold" officeooo:rsid="000bc375" style:font-weight-asian="bold" style:font-weight-complex="bold"/>
    </style:style>
    <style:style style:name="T7" style:family="text">
      <style:text-properties style:font-name="Liberation Sans1" fo:font-weight="normal" style:font-weight-asian="normal" style:font-weight-complex="normal"/>
    </style:style>
    <style:style style:name="T8" style:family="text">
      <style:text-properties officeooo:rsid="001033c4"/>
    </style:style>
    <style:style style:name="T9" style:family="text">
      <style:text-properties officeooo:rsid="0012c774"/>
    </style:style>
    <style:style style:name="T10" style:family="text">
      <style:text-properties style:font-name="Liberation Mono" fo:font-weight="bold" officeooo:rsid="0013c809"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ISE 4430 - <text:s/>Lab 1 Answer Sheet</text:p>
      <text:p text:style-name="P2"/>
      <text:p text:style-name="P3">Arnav Goyal, <text:span text:style-name="T1">Fall 2025 Term</text:span></text:p>
      <text:p text:style-name="P4"/>
      <text:p text:style-name="P4"/>
      <text:h text:style-name="P5" text:outline-level="1"><text:span text:style-name="T2">Lab Module 1 - </text:span>Task 1</text:h>
      <text:p text:style-name="P6">The packets are saved into <text:span text:style-name="T3">sno_</text:span><text:span text:style-name="T4">lab1_task1.pcapng</text:span></text:p>
      <text:h text:style-name="P7" text:outline-level="2">Question 1</text:h>
      <text:p text:style-name="P8">My device IP address is listed below</text:p>
      <text:list text:style-name="L1">
        <text:list-item>
          <text:p text:style-name="P9">IPv4 =&gt; 162.159.138.232</text:p>
        </text:list-item>
      </text:list>
      <text:h text:style-name="P7" text:outline-level="2">Question 2</text:h>
      <text:p text:style-name="P8">In total there are 62 rows, so 62 packets were captured by my device</text:p>
      <text:h text:style-name="P7" text:outline-level="2">Question 3</text:h>
      <text:p text:style-name="P8">The ratio of of TCP and UDP packets are denoted below. <text:span text:style-name="T5">This was done by typing the filters</text:span></text:p>
      <text:p text:style-name="P10"><text:span text:style-name="T4">tcp</text:span> and <text:span text:style-name="T4">udp</text:span> into the text box above the actual table of packet information</text:p>
      <text:list text:style-name="L2">
        <text:list-item>
          <text:p text:style-name="P11">TCP is used in 46.8% (or 29) of the packets</text:p>
        </text:list-item>
        <text:list-item>
          <text:p text:style-name="P11">UDP is also used in 46.8% (or 29) of the packets</text:p>
        </text:list-item>
      </text:list>
      <text:h text:style-name="P12" text:outline-level="1"><text:span text:style-name="T2">Lab Module 1 - </text:span>Task 2</text:h>
      <text:p text:style-name="P13">The packets are saved into <text:span text:style-name="T3">sno_</text:span><text:span text:style-name="T6">lab1_task</text:span><text:span text:style-name="T4">2</text:span><text:span text:style-name="T6">.pcapng</text:span></text:p>
      <text:h text:style-name="P14" text:outline-level="2">Question 4</text:h>
      <text:p text:style-name="P15">The IP of the website is under the “Destination Address”, it is 128.119.245.12</text:p>
      <text:h text:style-name="P16" text:outline-level="2">Question 5</text:h>
      <text:p text:style-name="P17">The initial (before refresh) website access’ GET and OK packets are saved as pdfs titled <text:span text:style-name="T4">initial_get_packet</text:span> and <text:span text:style-name="T4">initial_ok_packet </text:span><text:span text:style-name="T7">respectively.</text:span></text:p>
      <text:h text:style-name="P16" text:outline-level="2"><text:soft-page-break/>Question 6</text:h>
      <text:p text:style-name="P18"><text:span text:style-name="T8">In order to figure this out we can subtract the timestamps, the OK packet was sniffed at time </text:span>2.041528, <text:span text:style-name="T8">and the GET packet was sniffed at time </text:span>1.992329. <text:span text:style-name="T8">Thus the total time is</text:span></text:p>
      <text:p text:style-name="P18">2.041528 - <text:s/>1.992329 <text:span text:style-name="T8">= 0.049199 seconds to load the website</text:span></text:p>
      <text:p text:style-name="P18"/>
      <text:h text:style-name="P16" text:outline-level="2">Question 7</text:h>
      <text:p text:style-name="P17">The second time (after refreshing the page) the GET and OK packets had the following timestamps:</text:p>
      <text:list text:style-name="L3">
        <text:list-item>
          <text:p text:style-name="P19">GET =&gt; 8.354386</text:p>
        </text:list-item>
        <text:list-item>
          <text:p text:style-name="P19">OK =&gt; 8.358081</text:p>
        </text:list-item>
      </text:list>
      <text:p text:style-name="P17">Thus the time taken to access the website after refreshing is </text:p>
      <text:p text:style-name="P17">8.358081 – 8.354386 = 0.003695 seconds to load the website when refreshing</text:p>
      <text:h text:style-name="P16" text:outline-level="2">Question 8</text:h>
      <text:p text:style-name="P17">This time difference is <text:span text:style-name="T9">probably </text:span>due to the cached files in my browser, when files are sent over HTTP they go into the cache so they can be loaded quicker the next time they are requested. This was noted because of the several attempts I made to capture the packets, as well as the note in red text on the lab instructions.</text:p>
      <text:p text:style-name="P17"/>
      <text:h text:style-name="P20" text:outline-level="1">Lab Module 2 – Task 3</text:h>
      <text:p text:style-name="P21">Note that there is no task 1 and 2 for lab module 2</text:p>
      <text:h text:style-name="P22" text:outline-level="2">Question 1</text:h>
      <text:p text:style-name="P21">I have chosen the gmail server on <text:span text:style-name="T4">smtp.gmail.com</text:span></text:p>
      <text:h text:style-name="P22" text:outline-level="2">Question 2</text:h>
      <text:p text:style-name="P21">My code connects to the server on port 587, which expects TLS, so in my case I am using TLS. The code is found as <text:span text:style-name="T3">sno</text:span><text:span text:style-name="T4">_lab1_task3.py</text:span></text:p>
      <text:p text:style-name="P23">Here is a screenshot of the email actually being sent to my inbox</text:p>
      <text:p text:style-name="P23"><draw:frame draw:style-name="fr1" draw:name="Image1" text:anchor-type="char" svg:width="6.9252in" svg:height="0.5953in" draw:z-index="0"><draw:image xlink:href="Pictures/10000001000006680000008D478C5BA3.png" xlink:type="simple" xlink:show="embed" xlink:actuate="onLoad" draw:mime-type="image/png"/></draw:frame></text:p>
      <text:h text:style-name="P20" text:outline-level="1"><text:soft-page-break/>Lab Module 2 – Task 4</text:h>
      <text:p text:style-name="P24">The code using smtplib is named <text:span text:style-name="T3">sno</text:span><text:span text:style-name="T10">_lab1_task</text:span><text:span text:style-name="T4">4</text:span><text:span text:style-name="T10">.py</text:span></text:p>
      <text:p text:style-name="P25">Here is a screenshot of the code actually sending an email to me</text:p>
      <text:p text:style-name="P26"><draw:frame draw:style-name="fr1" draw:name="Image2" text:anchor-type="char" svg:width="6.9252in" svg:height="0.5563in" draw:z-index="1"><draw:image xlink:href="Pictures/100000010000065D000000834E6E5FE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ans"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ans"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5T22:17:08.512168900</meta:creation-date>
    <meta:generator>LibreOffice/25.8.1.1$Windows_X86_64 LibreOffice_project/54047653041915e595ad4e45cccea684809c77b5</meta:generator>
    <dc:date>2025-09-26T00:33:37.286112600</dc:date>
    <meta:editing-duration>PT1H52M23S</meta:editing-duration>
    <meta:editing-cycles>10</meta:editing-cycles>
    <meta:document-statistic meta:table-count="0" meta:image-count="2" meta:object-count="0" meta:page-count="3" meta:paragraph-count="41" meta:word-count="409" meta:character-count="2172" meta:non-whitespace-character-count="1803"/>
  </office:meta>
</office:document-meta>
</file>